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97b912"/>
    </style:style>
    <style:style style:name="P89" style:family="paragraph" style:parent-style-name="Standard">
      <style:text-properties officeooo:paragraph-rsid="109940d7"/>
    </style:style>
    <style:style style:name="P90" style:family="paragraph" style:parent-style-name="Standard">
      <style:text-properties officeooo:paragraph-rsid="109a5ef3"/>
    </style:style>
    <style:style style:name="P91" style:family="paragraph" style:parent-style-name="Standard">
      <style:text-properties officeooo:paragraph-rsid="10a3f65d"/>
    </style:style>
    <style:style style:name="P92" style:family="paragraph" style:parent-style-name="Standard">
      <style:text-properties officeooo:paragraph-rsid="10ab1f0a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0" style:family="paragraph" style:parent-style-name="Standard">
      <style:text-properties officeooo:paragraph-rsid="10b01dc1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officeooo:rsid="0f19e10f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10ac92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style:font-size-asian="12pt" style:font-size-complex="12pt"/>
    </style:style>
    <style:style style:name="T22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0" style:family="text">
      <style:text-properties style:use-window-font-color="true" loext:opacity="0%" style:font-name="Liberation Sans" officeooo:rsid="047da547"/>
    </style:style>
    <style:style style:name="T23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style:font-size-asian="12pt" style:font-size-complex="12pt"/>
    </style:style>
    <style:style style:name="T266" style:family="text">
      <style:text-properties style:use-window-font-color="true" loext:opacity="0%" style:font-name="Liberation Sans" officeooo:rsid="0efd8e5c"/>
    </style:style>
    <style:style style:name="T26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officeooo:rsid="04473353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officeooo:rsid="0aace3cd"/>
    </style:style>
    <style:style style:name="T272" style:family="text">
      <style:text-properties fo:font-size="10pt" officeooo:rsid="04473353" style:font-size-asian="10pt" style:font-size-complex="10pt"/>
    </style:style>
    <style:style style:name="T27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8" style:family="text">
      <style:text-properties officeooo:rsid="0f0ca65a"/>
    </style:style>
    <style:style style:name="T279" style:family="text">
      <style:text-properties style:font-name="Liberation Mono" fo:font-size="11pt" officeooo:rsid="10048e31" style:font-size-asian="11pt" style:font-size-complex="11pt"/>
    </style:style>
    <style:style style:name="T280" style:family="text">
      <style:text-properties fo:font-weight="normal" style:font-weight-asian="normal" style:font-weight-complex="normal"/>
    </style:style>
    <style:style style:name="T281" style:family="text">
      <style:text-properties officeooo:rsid="0f95a7a0"/>
    </style:style>
    <style:style style:name="T282" style:family="text">
      <style:text-properties officeooo:rsid="0f8f58bd"/>
    </style:style>
    <style:style style:name="T283" style:family="text">
      <style:text-properties style:font-name="Ubuntu1" fo:font-size="10pt" officeooo:rsid="04473353" style:font-size-asian="10pt" style:font-size-complex="10pt"/>
    </style:style>
    <style:style style:name="T284" style:family="text">
      <style:text-properties officeooo:rsid="101b90cf"/>
    </style:style>
    <style:style style:name="T285" style:family="text">
      <style:text-properties officeooo:rsid="101e15d6"/>
    </style:style>
    <style:style style:name="T286" style:family="text">
      <style:text-properties officeooo:rsid="10048e31"/>
    </style:style>
    <style:style style:name="T287" style:family="text">
      <style:text-properties style:text-underline-style="none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7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3"><text:span text:style-name="T191">C</text:span><text:span text:style-name="T190">hecklist voor </text:span><text:span text:style-name="T192">de installatie</text:span><text:span text:style-name="T190"> van </text:span><text:span text:style-name="T190"><text:user-field-get text:name="Distro">Debian</text:user-field-get></text:span><text:span text:style-name="T193"><text:s/></text:span><text:span text:style-name="T193"><text:user-field-get text:name="Version">12</text:user-field-get></text:span><text:span text:style-name="T194"><text:note text:id="ftn1" text:note-class="footnote"><text:note-citation>1</text:note-citation><text:note-body><text:p text:style-name="P29"><text:span text:style-name="T296">D</text:span><text:span text:style-name="T297">eze </text:span><text:span text:style-name="Strong_20_Emphasis"><text:span text:style-name="T294"><text:user-field-get text:name="Distro">Debian</text:user-field-get></text:span></text:span><text:span text:style-name="T298"><text:s/></text:span><text:span text:style-name="T305"><text:user-field-get text:name="Version">12</text:user-field-get></text:span><text:span text:style-name="T305"><text:s/></text:span><text:span text:style-name="Strong_20_Emphasis"><text:span text:style-name="T295">Desktop</text:span></text:span><text:span text:style-name="T297"> (codenaam </text:span><text:span text:style-name="T303">bookworm</text:span><text:span text:style-name="T297">) van </text:span><text:span text:style-name="T304">juni</text:span><text:span text:style-name="T299"> </text:span><text:span text:style-name="Strong_20_Emphasis"><text:span text:style-name="T306"><text:user-field-get text:name="Releaseyear">2023</text:user-field-get></text:span></text:span><text:span text:style-name="T300"><text:s/></text:span><text:span text:style-name="T296">is een zogenaamde </text:span><text:span text:style-name="T297">LTS-</text:span><text:span text:style-name="T296">versie</text:span><text:span text:style-name="T297"> </text:span><text:span text:style-name="T296">(</text:span><text:span text:style-name="T297">staat voor Long-Term Support, </text:span><text:span text:style-name="T301">langetermijnondersteuning</text:span><text:span text:style-name="T296">)</text:span><text:span text:style-name="T301"> </text:span><text:span text:style-name="T302">en</text:span><text:span text:style-name="T300"> </text:span><text:span text:style-name="T297">wordt gedurende 5 jaar ondersteund tot </text:span><text:span text:style-name="T304">juni</text:span><text:span text:style-name="T297"> 202</text:span><text:span text:style-name="T304">8</text:span><text:span text:style-name="T297">.</text:span></text:p></text:note-body></text:note></text:span><text:span text:style-name="T195"><text:s/></text:span><text:span text:style-name="T197">Desktop</text:span><text:span text:style-name="T196">.</text:span></text:p>
      <text:p text:style-name="P41"/>
      <text:p text:style-name="P41">Dit is een invulbare PDF, afdrukken is niet noodzakelijk.</text:p>
      <text:p text:style-name="P36"/>
      <text:p text:style-name="P40"><text:span text:style-name="T17">Vul </text:span><text:span text:style-name="T18">achter</text:span><text:span text:style-name="T14"> de </text:span><text:span text:style-name="Definition"><text:span text:style-name="T278">ONDERSTREEPTE</text:span></text:span><text:span text:style-name="T1"> </text:span><text:span text:style-name="T15">woorden</text:span><text:span text:style-name="T14"> het</text:span><text:span text:style-name="Strong_20_Emphasis"><text:span text:style-name="T276"> </text:span></text:span><text:span text:style-name="Strong_20_Emphasis"><text:span text:style-name="T277">tekstvak</text:span></text:span><text:span text:style-name="T15"> </text:span><text:span text:style-name="T17">in,</text:span><text:span text:style-name="T15"> </text:span><text:span text:style-name="T230">zie </text:span><text:span text:style-name="T266">[</text:span><text:span text:style-name="T230">toelichting</text:span><text:span text:style-name="T266">]</text:span><text:span text:style-name="T15">:</text:span></text:p>
      <text:p text:style-name="P31"><text:span text:style-name="Definition"><text:span text:style-name="T20">GEBRUIKER</text:span></text:span><text:span text:style-name="T238"><text:tab/><text:tab/></text:span><text:span text:style-name="T265"> <text:tab/><text:tab/></text:span><text:span text:style-name="T239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39"><text:tab/> <text:s text:c="2"/></text:span><text:span text:style-name="T240">[</text:span><text:span text:style-name="T242">N</text:span><text:span text:style-name="T233">aam, bijv. </text:span><text:span text:style-name="T235">J</text:span><text:span text:style-name="T262">a</text:span><text:span text:style-name="T235">n </text:span><text:span text:style-name="T262">Jansen</text:span><text:span text:style-name="T263">]</text:span></text:p>
      <text:p text:style-name="P100"><text:span text:style-name="Definition"><text:span text:style-name="T232">g</text:span></text:span><text:span text:style-name="Definition">ebruikersnaam</text:span><text:span text:style-name="Definition"><text:span text:style-name="T287"><text:tab/></text:span></text:span><text:span text:style-name="T231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31"><text:tab/> <text:s text:c="2"/></text:span><text:span text:style-name="T6">[</text:span><text:span text:style-name="T8">Gebruikers</text:span><text:span text:style-name="T6">naam</text:span><text:span text:style-name="T5">, bijv. </text:span><text:span text:style-name="T216">j</text:span><text:span text:style-name="T217">a</text:span><text:span text:style-name="T216">n</text:span><text:span text:style-name="T218">]</text:span></text:p>
      <text:p text:style-name="P31"><text:span text:style-name="Definition">COMPUTERNAAM</text:span><text:span text:style-name="T264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4">[</text:span><text:span text:style-name="T245">N</text:span><text:span text:style-name="T246">aam van de compute</text:span><text:span text:style-name="T247">r, </text:span><text:span text:style-name="T248">bijv. </text:span><text:span text:style-name="T249">pc02</text:span><text:span text:style-name="T244">]</text:span></text:p>
      <text:p text:style-name="P31"><text:span text:style-name="Definition"><text:span text:style-name="T250">GEBRUIKER</text:span></text:span><text:span text:style-name="Definition"><text:span text:style-name="T261"><text:tab/></text:span></text:span><text:span text:style-name="T243"><text:tab/></text:span><text:span text:style-name="T265"> <text:tab/><text:tab/></text:span><text:span text:style-name="T239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39"><text:tab/> <text:s text:c="2"/></text:span><text:span text:style-name="T240">[</text:span><text:span text:style-name="T242">N</text:span><text:span text:style-name="T233">aam </text:span><text:span text:style-name="T236">evt. 2</text:span><text:span text:style-name="T267">e</text:span><text:span text:style-name="T234"> gebruiker</text:span><text:span text:style-name="T237">]</text:span></text:p>
      <text:p text:style-name="P100"><text:span text:style-name="Definition"><text:span text:style-name="T250">GEBRUIKERSN</text:span></text:span><text:span text:style-name="Definition"><text:span text:style-name="T251">aa</text:span></text:span><text:span text:style-name="Definition"><text:span text:style-name="T250">M</text:span></text:span><text:span text:style-name="Definition"><text:span text:style-name="T261"><text:tab/></text:span></text:span><text:span text:style-name="T231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31"><text:tab/> <text:s text:c="2"/></text:span><text:span text:style-name="T253">[</text:span><text:span text:style-name="T255">Gebruikers</text:span><text:span text:style-name="T253">naam</text:span><text:span text:style-name="T256"> </text:span><text:span text:style-name="T257">e</text:span><text:span text:style-name="T258">vt. 2</text:span><text:span text:style-name="T268">e</text:span><text:span text:style-name="T258"> </text:span><text:span text:style-name="T259">gebruiker</text:span><text:span text:style-name="T260">]</text:span></text:p>
      <text:p text:style-name="P31"><text:span text:style-name="T201">Vervang </text:span><text:span text:style-name="T206">de</text:span><text:span text:style-name="T201"> </text:span><text:span text:style-name="Definition"><text:span text:style-name="T21">ONDERSTREEPTE</text:span></text:span><text:span text:style-name="T201"> </text:span><text:span text:style-name="T202">woorden </text:span><text:span text:style-name="T201">in deze checklist door </text:span><text:span text:style-name="T206">d</text:span><text:span text:style-name="T208">i</text:span><text:span text:style-name="T206">e </text:span><text:span text:style-name="T207">in </text:span><text:span text:style-name="T208">het</text:span><text:span text:style-name="Strong_20_Emphasis"><text:span text:style-name="T53"> </text:span></text:span><text:span text:style-name="Strong_20_Emphasis"><text:span text:style-name="T76">tekstvak</text:span></text:span><text:span text:style-name="T201">.</text:span></text:p>
      <text:p text:style-name="P33"/>
      <text:p text:style-name="P33"/>
      <text:p text:style-name="P32"><text:span text:style-name="T213">Nog niet op Linux?</text:span><text:span text:style-name="T203"><text:tab/></text:span><text:span text:style-name="Strong_20_Emphasis"><text:span text:style-name="T85"><draw:control text:anchor-type="as-char" draw:z-index="21" draw:name="Vorm 3" draw:style-name="gr1" draw:text-style-name="P101" svg:width="0.35cm" svg:height="0.35cm" draw:control="control20"/></text:span></text:span><text:span text:style-name="T209"><text:tab/></text:span><text:span text:style-name="T210">G</text:span><text:span text:style-name="T200">ebruik </text:span><text:span text:style-name="Strong_20_Emphasis"><text:span text:style-name="T214">Checklist </text:span></text:span><text:span text:style-name="Strong_20_Emphasis"><text:span text:style-name="T215">overzetten</text:span></text:span><text:span text:style-name="T20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4"> onder </text:span><text:span text:style-name="T212">Linux</text:span><text:span text:style-name="T205">.</text:span></text:p>
      <text:p text:style-name="P24"><text:span text:style-name="T188">Nieuwe installatie?</text:span><text:span text:style-name="T184"><text:tab/></text:span><text:span text:style-name="Strong_20_Emphasis"><text:span text:style-name="T87"><draw:control text:anchor-type="as-char" draw:z-index="22" draw:name="Vorm 4" draw:style-name="gr1" draw:text-style-name="P101" svg:width="0.35cm" svg:height="0.35cm" draw:control="control21"/></text:span></text:span><text:span text:style-name="T187"><text:tab/></text:span><text:span text:style-name="T186">B</text:span><text:span text:style-name="T184">egin bij hoofdstuk </text:span><text:span text:style-name="T188"><text:bookmark-ref text:reference-format="page" text:ref-name="__RefNumPara__4009_1271708128">2</text:bookmark-ref></text:span><text:span text:style-name="T188"><text:s text:c="2"/></text:span><text:span text:style-name="T189"><text:bookmark-ref text:reference-format="text" text:ref-name="__RefNumPara__4009_1271708128">Installatie uitvoeren</text:bookmark-ref></text:span><text:span text:style-name="T185">.</text:span></text:p>
      <text:p text:style-name="P30"><text:span text:style-name="Strong_20_Emphasis"><text:span text:style-name="T211"/></text:span></text:p>
      <text:p text:style-name="P30"><text:span text:style-name="Strong_20_Emphasis"><text:span text:style-name="T211"/></text:span></text:p>
      <text:list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5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5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0"><text:note text:id="ftn2" text:note-class="footnote"><text:note-citation>2</text:note-citation><text:note-body><text:p text:style-name="P25"><text:span text:style-name="T169">E</text:span><text:span text:style-name="T170">v</text:span><text:span text:style-name="T171">en</text:span><text:span text:style-name="T173">t</text:span><text:span text:style-name="T174">uele </text:span><text:span text:style-name="T175">extra </text:span><text:span text:style-name="Definition"><text:span text:style-name="T273">gebruiker</text:span></text:span><text:span text:style-name="T175">s aanmelden </text:span><text:span text:style-name="T176">en dezelfde stappen uitvoeren</text:span><text:span text:style-name="T172">.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0"><draw:control text:anchor-type="as-char" draw:z-index="23" draw:name="Vorm 5" draw:style-name="gr1" draw:text-style-name="P101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0"><text:span text:style-name="Strong_20_Emphasis"><text:span text:style-name="T79">D</text:span></text:span><text:span text:style-name="Strong_20_Emphasis"><text:span text:style-name="T53">ruk op de </text:span></text:span><text:span text:style-name="Strong_20_Emphasis"><text:span text:style-name="T179">Super</text:span></text:span><text:span text:style-name="Strong_20_Emphasis"><text:span text:style-name="T53">-toets</text:span></text:span><text:span text:style-name="Strong_20_Emphasis"><text:span text:style-name="T53"><text:note text:id="ftn3" text:note-class="footnote"><text:note-citation>3</text:note-citation><text:note-body><text:p text:style-name="P26"><text:span text:style-name="T198">De </text:span><text:span text:style-name="T229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2">, </text:span></text:span><text:span text:style-name="Strong_20_Emphasis"><text:span text:style-name="T79">t</text:span></text:span><text:span text:style-name="Strong_20_Emphasis"><text:span text:style-name="T54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74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2">Terminalvenster</text:span></text:span><text:span text:style-name="Strong_20_Emphasis"><text:span text:style-name="T58">.</text:span></text:span><text:span text:style-name="Strong_20_Emphasis"><text:span text:style-name="T55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9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5"> de</text:span></text:span><text:span text:style-name="Strong_20_Emphasis"><text:span text:style-name="T59">z</text:span></text:span><text:span text:style-name="Strong_20_Emphasis"><text:span text:style-name="T55">e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0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2"><text:span text:style-name="User_20_Entry"><text:span text:style-name="T24">wget karelzimmer.nl/</text:span></text:span><text:span text:style-name="User_20_Entry"><text:span text:style-name="T183">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2"><text:span text:style-name="User_20_Entry"><text:span text:style-name="T24">bash </text:span></text:span><text:span text:style-name="User_20_Entry"><text:span text:style-name="T183">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0"><draw:control text:anchor-type="as-char" draw:z-index="24" draw:name="Vorm 7" draw:style-name="gr1" draw:text-style-name="P101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30"><draw:control text:anchor-type="as-char" draw:z-index="25" draw:name="Vorm 8" draw:style-name="gr1" draw:text-style-name="P101" svg:width="0.35cm" svg:height="0.35cm" draw:control="control24"/></text:span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78">D</text:span></text:span><text:span text:style-name="Strong_20_Emphasis"><text:span text:style-name="T72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79">Super</text:span></text:span><text:span text:style-name="Strong_20_Emphasis"><text:span text:style-name="T58">-toets</text:span></text:span><text:span text:style-name="Strong_20_Emphasis"><text:span text:style-name="T182"><text:note-ref text:note-class="footnote" text:reference-format="text" text:ref-name="ftn3">3</text:note-ref></text:span></text:span><text:span text:style-name="Strong_20_Emphasis"><text:span text:style-name="T58">, </text:span></text:span><text:span text:style-name="Strong_20_Emphasis"><text:span text:style-name="T78">t</text:span></text:span><text:span text:style-name="Strong_20_Emphasis"><text:span text:style-name="T54">yp </text:span></text:span><text:span text:style-name="Strong_20_Emphasis"><text:span text:style-name="T103">men</text:span></text:span><text:span text:style-name="Strong_20_Emphasis"><text:span text:style-name="T104">u</text:span></text:span><text:span text:style-name="Strong_20_Emphasis"><text:span text:style-name="T53"> </text:span></text:span><text:span text:style-name="Strong_20_Emphasis"><text:span text:style-name="T64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5">Selecteer</text:span></text:span><text:span text:style-name="Strong_20_Emphasis"><text:span text:style-name="T62"> </text:span></text:span><text:span text:style-name="Strong_20_Emphasis"><text:span text:style-name="T117">1</text:span></text:span><text:span text:style-name="Strong_20_Emphasis"><text:span text:style-name="T98"> </text:span></text:span><text:span text:style-name="Strong_20_Emphasis"><text:span text:style-name="T99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5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5">Start de computer op vanaf</text:span><text:span text:style-name="T225"><text:note text:id="ftn4" text:note-class="footnote"><text:note-citation>1</text:note-citation><text:note-body><text:p text:style-name="P87"><text:span text:style-name="T163">B</text:span><text:span text:style-name="T162">ootmenu/</text:span><text:span text:style-name="T163">S</text:span><text:span text:style-name="T162">etup</text:span><text:span text:style-name="T160"> via </text:span><text:span text:style-name="T158">é</text:span><text:span text:style-name="T159">é</text:span><text:span text:style-name="T163">n van de </text:span><text:span text:style-name="Definition"><text:span text:style-name="T161">Veelgebruikte toetsen: </text:span></text:span><text:span text:style-name="User_20_Entry"><text:span text:style-name="T181">Esc</text:span></text:span><text:span text:style-name="User_20_Entry"><text:span text:style-name="T167">,</text:span></text:span><text:span text:style-name="Definition"><text:span text:style-name="T164"> </text:span></text:span><text:span text:style-name="User_20_Entry"><text:span text:style-name="T181">Delete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1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2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9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10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81">F11</text:span></text:span><text:span text:style-name="User_20_Entry"><text:span text:style-name="T168">,</text:span></text:span><text:span text:style-name="Definition"><text:span text:style-name="T164"> </text:span></text:span><text:span text:style-name="Definition"><text:span text:style-name="T165">o</text:span></text:span><text:span text:style-name="Definition"><text:span text:style-name="T166">f</text:span></text:span><text:span text:style-name="Definition"><text:span text:style-name="T164"> </text:span></text:span><text:span text:style-name="User_20_Entry"><text:span text:style-name="T181">F12</text:span></text:span><text:span text:style-name="User_20_Entry"><text:span text:style-name="T168">.</text:span></text:span></text:p></text:note-body></text:note></text:span><text:span text:style-name="T225"> </text:span><text:span text:style-name="T226">een </text:span><text:span text:style-name="T221"><text:user-field-get text:name="Distro">Debian</text:user-field-get></text:span><text:span text:style-name="T222"><text:s/></text:span><text:span text:style-name="T222"><text:user-field-get text:name="Version">12</text:user-field-get></text:span><text:span text:style-name="T222"><text:s/></text:span><text:span text:style-name="T224">Desktop</text:span><text:span text:style-name="Strong_20_Emphasis"><text:span text:style-name="T223"> </text:span></text:span><text:span text:style-name="T227">Live</text:span><text:span text:style-name="T126"><text:note text:id="ftn5" text:note-class="footnote"><text:note-citation>2</text:note-citation><text:note-body><text:p text:style-name="P28"><text:span text:style-name="T269">Vanaf een </text:span><text:span text:style-name="T281">L</text:span><text:span text:style-name="T269">ive </text:span><text:span text:style-name="T282">USB</text:span><text:span text:style-name="T271">-stick</text:span><text:span text:style-name="T283"> </text:span><text:span text:style-name="T269">kunt u opstarten en </text:span><text:span text:style-name="T272">met </text:span><text:span text:style-name="Strong_20_Emphasis"><text:span text:style-name="T228"><text:user-field-get text:name="Distro">Debian</text:user-field-get></text:span></text:span><text:span text:style-name="Strong_20_Emphasis"><text:span text:style-name="T228"><text:s/></text:span></text:span><text:span text:style-name="T269">werken zonder enige bestanden op de harde schijf te wijzigen en maakt ook installatie van </text:span><text:span text:style-name="Strong_20_Emphasis"><text:span text:style-name="T228"><text:user-field-get text:name="Distro">Debian</text:user-field-get></text:span></text:span><text:span text:style-name="Strong_20_Emphasis"><text:span text:style-name="T228"><text:s/></text:span></text:span><text:span text:style-name="T269">mogelijk.</text:span></text:p></text:note-body></text:note></text:span><text:span text:style-name="T125"> </text:span><text:span text:style-name="T129">USB</text:span><text:span text:style-name="T127">-stick</text:span><text:span text:style-name="T127"><text:note text:id="ftn6" text:note-class="footnote"><text:note-citation>3</text:note-citation><text:note-body><text:p text:style-name="P86"><text:span text:style-name="Strong_20_Emphasis"><text:span text:style-name="T146">Maak een opstartbare USB-stick</text:span></text:span><text:span text:style-name="Strong_20_Emphasis"><text:span text:style-name="T142">:<text:line-break/></text:span></text:span><text:span text:style-name="T16">D</text:span><text:span text:style-name="Strong_20_Emphasis"><text:span text:style-name="T133">ow</text:span></text:span><text:span text:style-name="Strong_20_Emphasis"><text:span text:style-name="T134">nload </text:span></text:span><text:span text:style-name="Strong_20_Emphasis"><text:span text:style-name="T131">e</text:span></text:span><text:span text:style-name="Strong_20_Emphasis"><text:span text:style-name="T135">e</text:span></text:span><text:span text:style-name="Strong_20_Emphasis"><text:span text:style-name="T136">n</text:span></text:span><text:span text:style-name="Strong_20_Emphasis"><text:span text:style-name="T157"> </text:span></text:span><text:span text:style-name="Strong_20_Emphasis"><text:span text:style-name="T178">CD</text:span></text:span><text:span text:style-name="Strong_20_Emphasis"><text:span text:style-name="T177">-beeldbestand</text:span></text:span><text:span text:style-name="Strong_20_Emphasis"><text:span text:style-name="T134"> </text:span></text:span><text:span text:style-name="Strong_20_Emphasis"><text:span text:style-name="T140">(.iso) </text:span></text:span><text:span text:style-name="Strong_20_Emphasis"><text:span text:style-name="T137">v</text:span></text:span><text:span text:style-name="Strong_20_Emphasis"><text:span text:style-name="T138">anaf</text:span></text:span><text:span text:style-name="Strong_20_Emphasis"><text:span text:style-name="T139"> </text:span></text:span><text:a xlink:type="simple" xlink:href="https://www.debian.org/" text:style-name="Internet_20_link" text:visited-style-name="Visited_20_Internet_20_Link"><text:span text:style-name="Strong_20_Emphasis"><text:span text:style-name="T274">debian.org</text:span></text:span></text:a><text:span text:style-name="Strong_20_Emphasis"><text:span text:style-name="T139">, </text:span></text:span><text:span text:style-name="Strong_20_Emphasis"><text:span text:style-name="T141">klik </text:span></text:span><text:span text:style-name="Strong_20_Emphasis"><text:span text:style-name="T144">op </text:span></text:span><text:span text:style-name="Strong_20_Emphasis"><text:span text:style-name="T149">Andere</text:span></text:span><text:span text:style-name="Strong_20_Emphasis"><text:span text:style-name="T148"> downloads</text:span></text:span><text:span text:style-name="Strong_20_Emphasis"><text:span text:style-name="T144"> (onder Download</text:span></text:span><text:span text:style-name="Strong_20_Emphasis"><text:span text:style-name="T145">en</text:span></text:span><text:span text:style-name="Strong_20_Emphasis"><text:span text:style-name="T144">) en vervolgens op </text:span></text:span><text:span text:style-name="Strong_20_Emphasis"><text:span text:style-name="T148">Live-Gnome</text:span></text:span><text:span text:style-name="Strong_20_Emphasis"><text:span text:style-name="T144"> (onder </text:span></text:span><text:span text:style-name="Strong_20_Emphasis"><text:span text:style-name="T144"><text:user-field-get text:name="Distro">Debian</text:user-field-get></text:span></text:span><text:span text:style-name="Strong_20_Emphasis"><text:span text:style-name="T144"><text:s/>Live </text:span></text:span><text:span text:style-name="Strong_20_Emphasis"><text:span text:style-name="T145">uitproberen voordat u installeert</text:span></text:span><text:span text:style-name="Strong_20_Emphasis"><text:span text:style-name="T144">).</text:span></text:span></text:p><text:p text:style-name="P85"><text:span text:style-name="Strong_20_Emphasis"><text:span text:style-name="T143"><text:tab/>De volgende stappen staan beschreven in </text:span></text:span><text:span text:style-name="Strong_20_Emphasis"><text:span text:style-name="T147">Linux informatie</text:span></text:span><text:span text:style-name="Strong_20_Emphasis"><text:span text:style-name="T143">, te vinden op </text:span>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43">, onder </text:span></text:span><text:span text:style-name="Strong_20_Emphasis"><text:span text:style-name="T147">Linux</text:span></text:span><text:span text:style-name="Strong_20_Emphasis"><text:span text:style-name="T143">.</text:span>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9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5">Selecteer</text:span></text:span><text:span text:style-name="Strong_20_Emphasis"><text:span text:style-name="T91"> </text:span></text:span><text:span text:style-name="Strong_20_Emphasis"><text:span text:style-name="T109">Live </text:span></text:span><text:span text:style-name="Strong_20_Emphasis"><text:span text:style-name="T110">system (amd64)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5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5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40">Start de installatie</text:span></text:span><text:span text:style-name="Strong_20_Emphasis"><text:span text:style-name="T92"> </text:span></text:span><text:span text:style-name="Strong_20_Emphasis"><text:span text:style-name="T51">via </text:span></text:span><text:span text:style-name="Strong_20_Emphasis"><text:span text:style-name="T52">een </text:span></text:span><text:span text:style-name="Strong_20_Emphasis"><text:span text:style-name="T66">klik op </text:span></text:span><text:span text:style-name="Strong_20_Emphasis"><text:span text:style-name="T105">Activities</text:span></text:span><text:span text:style-name="Strong_20_Emphasis"><text:span text:style-name="T66"> en </text:span></text:span><text:span text:style-name="Strong_20_Emphasis"><text:span text:style-name="T67">een </text:span></text:span><text:span text:style-name="Strong_20_Emphasis"><text:span text:style-name="T66">klik op</text:span></text:span><text:span text:style-name="Strong_20_Emphasis"><text:span text:style-name="T68"> </text:span></text:span><text:span text:style-name="Strong_20_Emphasis"><text:span text:style-name="T106">Install Debia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6">Typ '</text:span><text:span text:style-name="T279">live</text:span><text:span text:style-name="T28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</text:span></text:span><text:span text:style-name="Strong_20_Emphasis"><text:span text:style-name="T37">d</text:span></text:span><text:span text:style-name="Strong_20_Emphasis"><text:span text:style-name="T36">e </text:span></text:span><text:span text:style-name="Strong_20_Emphasis"><text:span text:style-name="T38">installatiescherm</text:span></text:span><text:span text:style-name="Strong_20_Emphasis"><text:span text:style-name="T37">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5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40">Bij </text:span></text:span><text:span text:style-name="Strong_20_Emphasis"><text:span text:style-name="T111">Welcome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7">K</text:span></text:span><text:span text:style-name="Strong_20_Emphasis"><text:span text:style-name="T40">ies </text:span></text:span><text:span text:style-name="Strong_20_Emphasis"><text:span text:style-name="T111">Nederlands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5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70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84">B</text:span>ij <text:span text:style-name="T270">Regio</text:span> <text:span text:style-name="T284">kies</text:span> <text:span text:style-name="T270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5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70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85">K</text:span>ies <text:span text:style-name="T270">English (US)</text:span> <text:span text:style-name="T307">en </text:span><text:span text:style-name="Strong_20_Emphasis"><text:span text:style-name="T307">English (US, intl., with dead keys)</text:span></text:span><text:span text:style-name="T307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5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8">Bij </text:span></text:span><text:span text:style-name="Strong_20_Emphasis"><text:span text:style-name="T108">Gebruikers</text:span></text:span><text:span text:style-name="Strong_20_Emphasis"><text:span text:style-name="T88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90">V</text:span></text:span><text:span text:style-name="Strong_20_Emphasis"><text:span text:style-name="T88">ul in </text:span></text:span><text:span text:style-name="Strong_20_Emphasis"><text:span text:style-name="T112">Wat is je naam?</text:span></text:span><text:span text:style-name="Strong_20_Emphasis"><text:span text:style-name="T42"> </text:span></text:span><text:span text:style-name="Definition"><text:span text:style-name="T10">gebruiker</text:span></text:span><text:span text:style-name="Strong_20_Emphasis"><text:span text:style-name="T83">,</text:span></text:span><text:span text:style-name="Strong_20_Emphasis"><text:span text:style-name="T84"><text:line-break/></text:span></text:span><text:span text:style-name="Strong_20_Emphasis"><text:span text:style-name="T112">Welke naam wil je gebruiken om in te loggen?</text:span></text:span><text:span text:style-name="Strong_20_Emphasis"><text:span text:style-name="T43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0">,<text:line-break/></text:span></text:span><text:span text:style-name="Strong_20_Emphasis"><text:span text:style-name="T113">Wat is de </text:span></text:span><text:span text:style-name="Strong_20_Emphasis"><text:span text:style-name="T112">naam van deze </text:span></text:span><text:span text:style-name="Strong_20_Emphasis"><text:span text:style-name="T113">computer</text:span></text:span><text:span text:style-name="Strong_20_Emphasis"><text:span text:style-name="T44"> </text:span></text:span><text:span text:style-name="Definition"><text:span text:style-name="T10">computernaam</text:span></text:span><text:span text:style-name="Strong_20_Emphasis"><text:span text:style-name="T42">, </text:span></text:span><text:span text:style-name="Strong_20_Emphasis"><text:span text:style-name="T48">en</text:span></text:span></text:p>
            <text:p text:style-name="P77"><text:span text:style-name="Strong_20_Emphasis"><text:span text:style-name="T43">v</text:span></text:span><text:span text:style-name="Strong_20_Emphasis"><text:span text:style-name="T42">ul </text:span></text:span><text:span text:style-name="Strong_20_Emphasis"><text:span text:style-name="T45">tweemaal het </text:span></text:span><text:span text:style-name="Strong_20_Emphasis"><text:span text:style-name="T114">wachtwoord</text:span></text:span><text:span text:style-name="Strong_20_Emphasis"><text:span text:style-name="T45"> </text:span></text:span><text:span text:style-name="Strong_20_Emphasis"><text:span text:style-name="T42">in</text:span></text:span><text:span text:style-name="Strong_20_Emphasis"><text:span text:style-name="T39">.</text:span></text:span></text:p>
          </table:table-cell>
        </table:table-row>
      </table:table>
      <text:p text:style-name="P47"><text:span text:style-name="Strong_20_Emphasis"><text:span text:style-name="T93"/></text:span></text:p>
      <text:list text:continue-numbering="true" text:style-name="L1">
        <text:list-item>
          <text:p text:style-name="P97"><text:span text:style-name="Strong_20_Emphasis"><text:span text:style-name="T119">Installatie </text:span></text:span><text:span text:style-name="Strong_20_Emphasis"><text:span text:style-name="T120">afronden</text:span></text:span></text:p>
        </text:list-item>
      </text:list>
      <text:p text:style-name="P48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5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7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80">Volg de aanwijzingen op de </text:span></text:span><text:span text:style-name="Strong_20_Emphasis"><text:span text:style-name="T25">welkomst</text:span></text:span><text:span text:style-name="Strong_20_Emphasis"><text:span text:style-name="T28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30"><draw:control text:anchor-type="as-char" draw:z-index="26" draw:name="Vorm4" draw:style-name="gr1" draw:text-style-name="P101" svg:width="0.35cm" svg:height="0.35cm" draw:control="control25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81">D</text:span></text:span><text:span text:style-name="Strong_20_Emphasis"><text:span text:style-name="T72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79">Super</text:span></text:span><text:span text:style-name="Strong_20_Emphasis"><text:span text:style-name="T58">-toets</text:span></text:span><text:span text:style-name="Strong_20_Emphasis"><text:span text:style-name="T53"><text:note text:id="ftn7" text:note-class="footnote"><text:note-citation>1</text:note-citation><text:note-body><text:p text:style-name="P27"><text:span text:style-name="T198">De </text:span><text:span text:style-name="T229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8">, </text:span></text:span><text:span text:style-name="Strong_20_Emphasis"><text:span text:style-name="T81">t</text:span></text:span><text:span text:style-name="Strong_20_Emphasis"><text:span text:style-name="T54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55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2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9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5"> de</text:span></text:span><text:span text:style-name="Strong_20_Emphasis"><text:span text:style-name="T69">z</text:span></text:span><text:span text:style-name="Strong_20_Emphasis"><text:span text:style-name="T70">e</text:span></text:span><text:span text:style-name="Strong_20_Emphasis"><text:span text:style-name="T55">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0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2"><text:span text:style-name="User_20_Entry"><text:span text:style-name="T24">wget karelzimmer.nl/</text:span></text:span><text:span text:style-name="User_20_Entry"><text:span text:style-name="T183">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2"><text:span text:style-name="User_20_Entry"><text:span text:style-name="T24">bash </text:span></text:span><text:span text:style-name="User_20_Entry"><text:span text:style-name="T183">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30"><draw:control text:anchor-type="as-char" draw:z-index="27" draw:name="Vorm 6" draw:style-name="gr1" draw:text-style-name="P101" svg:width="0.35cm" svg:height="0.35cm" draw:control="control26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77">D</text:span></text:span><text:span text:style-name="Strong_20_Emphasis"><text:span text:style-name="T72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79">Super</text:span></text:span><text:span text:style-name="Strong_20_Emphasis"><text:span text:style-name="T58">-toets</text:span></text:span><text:span text:style-name="Strong_20_Emphasis"><text:span text:style-name="T182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77">t</text:span></text:span><text:span text:style-name="Strong_20_Emphasis"><text:span text:style-name="T54">yp </text:span></text:span><text:span text:style-name="Strong_20_Emphasis"><text:span text:style-name="T107">men</text:span></text:span><text:span text:style-name="Strong_20_Emphasis"><text:span text:style-name="T104">u</text:span></text:span><text:span text:style-name="Strong_20_Emphasis"><text:span text:style-name="T53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9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5">Selecteer</text:span></text:span><text:span text:style-name="Strong_20_Emphasis"><text:span text:style-name="T65"> </text:span></text:span><text:span text:style-name="Strong_20_Emphasis"><text:span text:style-name="T118">3</text:span></text:span><text:span text:style-name="Strong_20_Emphasis"><text:span text:style-name="T94"> </text:span></text:span><text:span text:style-name="Strong_20_Emphasis"><text:span text:style-name="T95">Installatie</text:span></text:span><text:span text:style-name="Strong_20_Emphasis"><text:span text:style-name="T96"> </text:span></text:span><text:span text:style-name="Strong_20_Emphasis"><text:span text:style-name="T97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8"><text:span text:style-name="Strong_20_Emphasis"><text:span text:style-name="T46"><text:tab/></text:span></text:span></text:p>
      <text:p text:style-name="P49"><text:span text:style-name="Strong_20_Emphasis"><text:span text:style-name="T62"><text:tab/></text:span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5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5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50"><text:note text:id="ftn8" text:note-class="footnote"><text:note-citation>1</text:note-citation><text:note-body><text:p text:style-name="P58"><text:span text:style-name="User_20_Entry"><text:span text:style-name="T132">E</text:span></text:span><text:span text:style-name="User_20_Entry"><text:span text:style-name="T150">v</text:span></text:span><text:span text:style-name="User_20_Entry"><text:span text:style-name="T151">en</text:span></text:span><text:span text:style-name="User_20_Entry"><text:span text:style-name="T153">t</text:span></text:span><text:span text:style-name="User_20_Entry"><text:span text:style-name="T154">uele </text:span></text:span><text:span text:style-name="User_20_Entry"><text:span text:style-name="T155">extra </text:span></text:span><text:span text:style-name="Definition"><text:span text:style-name="T273">gebruiker</text:span></text:span><text:span text:style-name="User_20_Entry"><text:span text:style-name="T155">s aanmelden </text:span></text:span><text:span text:style-name="User_20_Entry"><text:span text:style-name="T156">en dezelfde stappen uitvoeren</text:span></text:span><text:span text:style-name="User_20_Entry"><text:span text:style-name="T152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5"/></text:span></text:p>
          </table:table-cell>
          <table:table-cell table:style-name="Tabel2.A1" office:value-type="string">
            <text:p text:style-name="P72"><text:span text:style-name="Strong_20_Emphasis"><text:span text:style-name="T85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5">welkomst</text:span></text:span><text:span text:style-name="Strong_20_Emphasis"><text:span text:style-name="T28">schermen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30"><draw:control text:anchor-type="as-char" draw:z-index="28" draw:name="Vorm 9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76"><text:span text:style-name="Strong_20_Emphasis"><text:span text:style-name="T130"><draw:control text:anchor-type="as-char" draw:z-index="29" draw:name="Vorm 10" draw:style-name="gr1" draw:text-style-name="P101" svg:width="0.35cm" svg:height="0.35cm" draw:control="control28"/></text:span></text:span></text:p>
          </table:table-cell>
          <table:table-cell table:style-name="Tabel2.D5" office:value-type="string">
            <text:p text:style-name="P46"><text:span text:style-name="Strong_20_Emphasis"><text:span text:style-name="T80">Dr</text:span></text:span><text:span text:style-name="Strong_20_Emphasis"><text:span text:style-name="T72">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79">Super</text:span></text:span><text:span text:style-name="Strong_20_Emphasis"><text:span text:style-name="T58">-toets</text:span></text:span><text:span text:style-name="Strong_20_Emphasis"><text:span text:style-name="T53"><text:note text:id="ftn9" text:note-class="footnote"><text:note-citation>2</text:note-citation><text:note-body><text:p text:style-name="P27"><text:span text:style-name="T198">De </text:span><text:span text:style-name="T229">Super</text:span><text:span text:style-name="T198">-toets is de Windows-toets, Command-toets </text:span><text:span text:style-name="T199">(Apple)</text:span><text:span text:style-name="T198">, of Vergrootglas-toets </text:span><text:span text:style-name="T199">(Chromebook)</text:span><text:span text:style-name="T198">.</text:span></text:p></text:note-body></text:note></text:span></text:span><text:span text:style-name="Strong_20_Emphasis"><text:span text:style-name="T58">, </text:span></text:span><text:span text:style-name="Strong_20_Emphasis"><text:span text:style-name="T80">t</text:span></text:span><text:span text:style-name="Strong_20_Emphasis"><text:span text:style-name="T54">yp </text:span></text:span><text:span text:style-name="Strong_20_Emphasis"><text:span text:style-name="T107">men</text:span></text:span><text:span text:style-name="Strong_20_Emphasis"><text:span text:style-name="T104">u</text:span></text:span><text:span text:style-name="Strong_20_Emphasis"><text:span text:style-name="T73">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5">Selecteer</text:span></text:span><text:span text:style-name="Strong_20_Emphasis"><text:span text:style-name="T65"> </text:span></text:span><text:span text:style-name="Strong_20_Emphasis"><text:span text:style-name="T118">4</text:span></text:span><text:span text:style-name="Strong_20_Emphasis"><text:span text:style-name="T94"> </text:span></text:span><text:span text:style-name="Strong_20_Emphasis"><text:span text:style-name="T82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1">E</text:span><text:span text:style-name="T122">inde c</text:span><text:span text:style-name="T123">hecklist, </text:span><text:span text:style-name="T124">d</text:span><text:span text:style-name="T123">e</text:span><text:span text:style-name="T219"> installatie van </text:span><text:span text:style-name="T219"><text:user-field-get text:name="Distro">Debian</text:user-field-get></text:span><text:span text:style-name="T222"><text:s/></text:span><text:span text:style-name="T222"><text:user-field-get text:name="Version">12</text:user-field-get></text:span><text:span text:style-name="Strong_20_Emphasis"><text:span text:style-name="T220"><text:s/></text:span></text:span><text:span text:style-name="Strong_20_Emphasis"><text:span text:style-name="T224">Desktop</text:span></text:span><text:span text:style-name="Strong_20_Emphasis"><text:span text:style-name="T223"> </text:span></text:span><text:span text:style-name="T219">is voltooid.</text:span></text:p>
      <text:p text:style-name="P39"/>
      <text:list text:style-name="L2">
        <text:list-header>
          <text:p text:style-name="P98"><text:span text:style-name="Emphasis"><text:span text:style-name="T28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0">Karel Zimmer</text:span></text:span></text:a><text:span text:style-name="Emphasis"><text:span text:style-name="T291">.</text:span></text:span></text:p>
          <text:p text:style-name="P99"><text:span text:style-name="Emphasis"><text:span text:style-name="T291">C</text:span></text:span><text:span text:style-name="Emphasis"><text:span text:style-name="T292">C0</text:span></text:span><text:span text:style-name="Emphasis"><text:span text:style-name="T291"> 1.0 </text:span></text:span><text:span text:style-name="Emphasis"><text:span text:style-name="T293">Universeel</text:span></text:span><text:span text:style-name="Emphasis"><text:span text:style-name="T291"> </text:span></text:span><text:span text:style-name="Emphasis"><text:span text:style-name="T28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8"><text:s/></text:span></text:span><text:span text:style-name="Emphasis"><text:span text:style-name="T28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7-11T20:22:25.003362908">11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11T20:22:24.871867183</dc:date>
    <meta:keyword>Installatie</meta:keyword>
    <meta:keyword>Checklist</meta:keyword>
    <meta:keyword>Linux</meta:keyword>
    <meta:editing-cycles>6976</meta:editing-cycles>
    <meta:editing-duration>P12DT13H29M16S</meta:editing-duration>
    <dc:creator>Karel Zimmer</dc:creator>
    <meta:document-statistic meta:table-count="4" meta:image-count="2" meta:object-count="0" meta:page-count="4" meta:paragraph-count="96" meta:word-count="546" meta:character-count="3815" meta:non-whitespace-character-count="3303"/>
    <meta:user-defined meta:name="Info 1"/>
    <meta:user-defined meta:name="Info 2"/>
    <meta:user-defined meta:name="Info 3"/>
    <meta:user-defined meta:name="Info 4"/>
  </office:meta>
</office:document-meta>
</file>